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oto Mono" fo:font-size="13pt" style:font-size-asian="13pt" style:font-size-complex="13pt"/>
    </style:style>
    <style:style style:name="P2" style:family="paragraph" style:parent-style-name="Standard" style:list-style-name="L1">
      <style:text-properties style:font-name="Noto Mono" fo:font-size="13pt" officeooo:rsid="0013fe9b" officeooo:paragraph-rsid="0013fe9b" style:font-size-asian="13pt" style:font-size-complex="13pt"/>
    </style:style>
    <style:style style:name="P3" style:family="paragraph" style:parent-style-name="Header">
      <style:text-properties fo:font-weight="bold" officeooo:rsid="001496f4" officeooo:paragraph-rsid="001496f4" style:font-weight-asian="bold" style:font-weight-complex="bold"/>
    </style:style>
    <style:style style:name="T1" style:family="text">
      <style:text-properties officeooo:rsid="0013fe9b"/>
    </style:style>
    <style:style style:name="T2" style:family="text">
      <style:text-properties officeooo:rsid="001496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8122175" text:style-name="L1">
        <text:list-item>
          <text:p text:style-name="P1">“<text:span text:style-name="T1">The rain cause havoc in this area,” the guide said.</text:span></text:p>
        </text:list-item>
        <text:list-item>
          <text:p text:style-name="P2">“When there is an earthquake, alert all people that they should evacuate the estate at once,” said the governor.</text:p>
        </text:list-item>
        <text:list-item>
          <text:p text:style-name="P2">“Who rescued the survivors?” asked the jornalist.</text:p>
        </text:list-item>
        <text:list-item>
          <text:p text:style-name="P2">“We suspect murder not suicide,” said the policeman to the judge.</text:p>
        </text:list-item>
        <text:list-item>
          <text:p text:style-name="P2">“Kenya Red Cross Society personnel are good at disaster management,”said the visitor to the pupil.</text:p>
        </text:list-item>
        <text:list-item>
          <text:p text:style-name="P2">“We may have to check at the mortuary,” said the policewoman to the distraught parent.</text:p>
        </text:list-item>
        <text:list-item>
          <text:p text:style-name="P2">“The fire brigade arrive on time,” someone wondered out loud.</text:p>
        </text:list-item>
        <text:list-item>
          <text:p text:style-name="P2">“After the operation, she was taken to the intenstive <text:span text:style-name="T2">care unit,” explained the doctor.</text:span></text:p>
        </text:list-item>
        <text:list-item>
          <text:p text:style-name="P2">“<text:span text:style-name="T2">Is the lifesaver by the swimming pool?” asked a class eight pupil.</text:span></text:p>
        </text:list-item>
        <text:list-item>
          <text:p text:style-name="P2">“<text:span text:style-name="T2">It wasn’t a hatal accident, was it Juma? “ asked the eye witnes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496f4" officeooo:paragraph-rsid="001496f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<text:s/>86 EXERCISE DIRECT SPEE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6:34:51.995319069</meta:creation-date>
    <dc:date>2020-05-28T16:48:49.345914074</dc:date>
    <meta:editing-duration>PT3M37S</meta:editing-duration>
    <meta:editing-cycles>1</meta:editing-cycles>
    <meta:document-statistic meta:table-count="0" meta:image-count="0" meta:object-count="0" meta:page-count="1" meta:paragraph-count="11" meta:word-count="142" meta:character-count="797" meta:non-whitespace-character-count="675"/>
    <meta:generator>LibreOffice/6.0.7.3$Linux_X86_64 LibreOffice_project/00m0$Build-3</meta:generator>
  </office:meta>
</office:document-meta>
</file>